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16.993cm" fo:break-before="auto" fo:break-after="auto" table:align="left"/>
    </style:style>
    <style:style style:name="Tabelle2.A" style:family="table-column">
      <style:table-column-properties style:column-width="6.593cm"/>
    </style:style>
    <style:style style:name="Tabelle2.B" style:family="table-column">
      <style:table-column-properties style:column-width="10.4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" style:family="table">
      <style:table-properties style:width="17cm" fo:break-before="auto" fo:break-after="auto" table:align="center"/>
    </style:style>
    <style:style style:name="Tabelle3.A" style:family="table-column">
      <style:table-column-properties style:column-width="6.392cm"/>
    </style:style>
    <style:style style:name="Tabelle3.B" style:family="table-column">
      <style:table-column-properties style:column-width="10.608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6pt" style:font-size-asian="6pt" style:font-size-complex="6pt"/>
    </style:style>
    <style:style style:name="P6" style:family="paragraph" style:parent-style-name="Table_20_Contents">
      <style:text-properties style:font-name="Liberation Serif" fo:font-size="10pt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officeooo:rsid="0018d8c6" officeooo:paragraph-rsid="0018d8c6" style:font-size-asian="10pt" style:font-size-complex="10pt"/>
    </style:style>
    <style:style style:name="P9" style:family="paragraph" style:parent-style-name="Table_20_Contents">
      <style:text-properties fo:font-size="10pt" officeooo:paragraph-rsid="0018d8c6" style:font-size-asian="10pt" style:font-size-complex="10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8d8c6" style:font-name-asian="Liberation Serif1" style:font-name-complex="Liberation Serif1"/>
    </style:style>
    <style:style style:name="T3" style:family="text">
      <style:text-properties style:font-name="Liberation Serif" style:font-name-asian="DejaVu Sans" style:font-name-complex="DejaVu Sans"/>
    </style:style>
    <style:style style:name="T4" style:family="text">
      <style:text-properties style:font-name-asian="Liberation Serif1" style:font-name-complex="Liberation Serif1"/>
    </style:style>
    <style:style style:name="T5" style:family="text">
      <style:text-properties style:font-name-asian="DejaVu Sans" style:font-name-complex="DejaVu Sans"/>
    </style:style>
    <style:style style:name="T6" style:family="text">
      <style:text-properties officeooo:rsid="0018d8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Name, Vorname <text:span text:style-name="T6">(für die Verlosung, bitte in Druckschrift ausfüllen)</text:span></text:p>
          </table:table-cell>
          <table:table-cell table:style-name="Tabelle2.B1" office:value-type="string">
            <text:p text:style-name="P3"/>
            <text:p text:style-name="P3">______________________________________________________</text:p>
          </table:table-cell>
        </table:table-row>
        <table:table-row>
          <table:table-cell table:style-name="Tabelle2.A2" office:value-type="string">
            <text:p text:style-name="P3">Wie schätzt <text:span text:style-name="T6">D</text:span>u Deine Linux-Erfahrung ein?</text:p>
          </table:table-cell>
          <table:table-cell table:style-name="Tabelle2.B2" office:value-type="string">
            <text:p text:style-name="P3"><text:span text:style-name="T1">□ Neuling <text:s/>□ Anwender</text:span><text:span text:style-name="T2">In</text:span><text:span text:style-name="T1"> <text:s/>□ langjährige Nutzer</text:span><text:span text:style-name="T2">In</text:span><text:span text:style-name="T1"> <text:s/>□ Entwickler</text:span><text:span text:style-name="T2">In</text:span></text:p>
          </table:table-cell>
        </table:table-row>
        <table:table-row>
          <table:table-cell table:style-name="Tabelle2.A2" office:value-type="string">
            <text:p text:style-name="P8">Wie oft warst Du schon auf dem Infotag?</text:p>
          </table:table-cell>
          <table:table-cell table:style-name="Tabelle2.B2" office:value-type="string">
            <text:p text:style-name="P9"><text:span text:style-name="T1">□ </text:span><text:span text:style-name="T2">erster Besuch <text:s text:c="3"/>□ zwei oder drei Male <text:s text:c="3"/>□ mehr als vier Male</text:span></text:p>
          </table:table-cell>
        </table:table-row>
        <table:table-row>
          <table:table-cell table:style-name="Tabelle2.A4" office:value-type="string">
            <text:p text:style-name="P3">Wie bist Du auf den Linux-Infotag aufmerksam geworden?</text:p>
          </table:table-cell>
          <table:table-cell table:style-name="Tabelle2.B2" office:value-type="string">
            <text:p text:style-name="P3"><text:span text:style-name="T1">□</text:span><text:span text:style-name="T3"> Soziale Netzwerke (Facebook, Twitter, ...)</text:span></text:p>
            <text:p text:style-name="P3"><text:span text:style-name="T1">□</text:span><text:span text:style-name="T3"> Internetportale, Nachrichtenticker</text:span></text:p>
            <text:p text:style-name="P3"><text:span text:style-name="T1">□</text:span><text:span text:style-name="T3"> LUGA-Seite</text:span></text:p>
            <text:p text:style-name="P3"><text:span text:style-name="T1">□</text:span><text:span text:style-name="T3"> Bekannte, Freunde</text:span></text:p>
            <text:p text:style-name="P3"><text:span text:style-name="T1">□</text:span><text:span text:style-name="T3"> Printmedien (Zeitung, ...)</text:span></text:p>
            <text:p text:style-name="P3"><text:span text:style-name="T1">□</text:span><text:span text:style-name="T3"> Flyer</text:span></text:p>
            <text:p text:style-name="P3"><text:span text:style-name="T1">□</text:span><text:span text:style-name="T3"> Sonstiges:____________________________________________</text:span></text:p>
          </table:table-cell>
        </table:table-row>
        <table:table-row>
          <table:table-cell table:style-name="Tabelle2.A2" office:value-type="string">
            <text:p text:style-name="P3">Wie <text:span text:style-name="T6">gefiel</text:span> Dir der <text:span text:style-name="T6">heutige </text:span>Linux-Infotag?</text:p>
          </table:table-cell>
          <table:table-cell table:style-name="Tabelle2.B2" office:value-type="string">
            <text:p text:style-name="P3"><text:span text:style-name="T1">□</text:span><text:span text:style-name="T3"> sehr gut <text:s/></text:span><text:span text:style-name="T1">□ gut <text:s/>□ mäßig <text:s/>□ schlecht <text:s/>□ sehr schlecht</text:span></text:p>
          </table:table-cell>
        </table:table-row>
        <table:table-row>
          <table:table-cell table:style-name="Tabelle2.A2" office:value-type="string">
            <text:p text:style-name="P3">W<text:span text:style-name="T6">ie sollen wir das Programm gestalten</text:span>?</text:p>
          </table:table-cell>
          <table:table-cell table:style-name="Tabelle2.B2" office:value-type="string">
            <text:p text:style-name="P1"><text:span text:style-name="T4">Vorträge: <text:s text:c="6"/>□ mehr <text:s text:c="2"/></text:span><text:span text:style-name="T5"><text:s text:c="2"/></text:span><text:span text:style-name="T4">□</text:span><text:span text:style-name="T5"> genauso viele <text:s text:c="3"/></text:span><text:span text:style-name="T4">□</text:span><text:span text:style-name="T5"> weniger</text:span></text:p>
            <text:p text:style-name="P1"><text:span text:style-name="T5"><text:s text:c="22"/></text:span><text:span text:style-name="T1">□ länger <text:s text:c="2"/>□ genauso lang <text:s text:c="4"/>□ kürzer</text:span></text:p>
            <text:p text:style-name="P1"><text:span text:style-name="T5">Stände: <text:s text:c="9"/></text:span><text:span text:style-name="T4">□ mehr <text:s text:c="3"/></text:span><text:span text:style-name="T5"><text:s/></text:span><text:span text:style-name="T4">□</text:span><text:span text:style-name="T5"> genauso viele <text:s text:c="3"/></text:span><text:span text:style-name="T4">□</text:span><text:span text:style-name="T5"> weniger</text:span></text:p>
            <text:p text:style-name="P1"><text:span text:style-name="T5">Workshops: <text:s text:c="2"/></text:span><text:span text:style-name="T4">□ mehr <text:s text:c="2"/></text:span><text:span text:style-name="T5"><text:s text:c="2"/></text:span><text:span text:style-name="T4">□</text:span><text:span text:style-name="T5"> genauso viele <text:s text:c="3"/></text:span><text:span text:style-name="T4">□</text:span><text:span text:style-name="T5"> weniger</text:span></text:p>
            <text:p text:style-name="P1"><text:span text:style-name="T5"/></text:p>
            <text:p text:style-name="P1"><text:span text:style-name="T5">Ausrichtung: <text:s/></text:span><text:span text:style-name="T4">□ Anwender <text:s/>□ Entwickler <text:s/>□ Einsteiger</text:span></text:p>
          </table:table-cell>
        </table:table-row>
        <table:table-row>
          <table:table-cell table:style-name="Tabelle2.A2" office:value-type="string">
            <text:p text:style-name="P8">Welche Art Vorträge wünschst Du Dir?</text:p>
          </table:table-cell>
          <table:table-cell table:style-name="Tabelle2.B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elle2.A2" office:value-type="string">
            <text:p text:style-name="P8">Welchen Vortrag fandest Du besonders gelungen?</text:p>
          </table:table-cell>
          <table:table-cell table:style-name="Tabelle2.B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elle2.A2" office:value-type="string">
            <text:p text:style-name="P8">Welchen Vortrag fandest Du schlecht?</text:p>
          </table:table-cell>
          <table:table-cell table:style-name="Tabelle2.B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elle2.A2" office:value-type="string">
            <text:p text:style-name="P8">Willst Du noch etwas anderes loswerden?</text:p>
            <text:p text:style-name="P8">(Hier ist Platz für möglichst harsche Kritik.)</text:p>
          </table:table-cell>
          <table:table-cell table:style-name="Tabelle2.B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elle2.A2" office:value-type="string">
            <text:p text:style-name="P3">Organisation und Ablauf wirken ...</text:p>
          </table:table-cell>
          <table:table-cell table:style-name="Tabelle2.B2" office:value-type="string">
            <text:p text:style-name="P1"><text:span text:style-name="T1">□ gut und strukturiert <text:s text:c="3"/>□ manchmal improvisiert <text:s text:c="3"/>□ chaotisch</text:span></text:p>
          </table:table-cell>
        </table:table-row>
        <table:table-row>
          <table:table-cell table:style-name="Tabelle2.A2" office:value-type="string">
            <text:p text:style-name="P3">Wie viele Vorträge <text:span text:style-name="T6">hast</text:span> Du <text:span text:style-name="T6">besucht</text:span>?</text:p>
          </table:table-cell>
          <table:table-cell table:style-name="Tabelle2.B2" office:value-type="string">
            <text:p text:style-name="P1"><text:span text:style-name="T1">□ 1 <text:s text:c="3"/>□ 2 <text:s text:c="3"/>□ 3 <text:s text:c="3"/>□ 4 <text:s text:c="3"/>□ 5 <text:s text:c="3"/>□ 6</text:span></text:p>
          </table:table-cell>
        </table:table-row>
        <table:table-row>
          <table:table-cell table:style-name="Tabelle2.A2" office:value-type="string">
            <text:p text:style-name="P3">Wann <text:span text:style-name="T6">warst Du heute da</text:span>?</text:p>
          </table:table-cell>
          <table:table-cell table:style-name="Tabelle2.B2" office:value-type="string">
            <text:p text:style-name="P1"><text:span text:style-name="T1">□ vor der Mittagspause <text:s text:c="3"/>□ </text:span><text:span text:style-name="T2">n</text:span><text:span text:style-name="T1">achmittags <text:s text:c="3"/>□ ganztägig</text:span></text:p>
          </table:table-cell>
        </table:table-row>
        <table:table-row>
          <table:table-cell table:style-name="Tabelle2.A2" office:value-type="string">
            <text:p text:style-name="P3">Willst Du über zukünftige Linux Infotage per Mail informiert werden?</text:p>
            <text:p text:style-name="P3">(ca. <text:span text:style-name="T6">zwei</text:span> Mails pro Jahr)</text:p>
          </table:table-cell>
          <table:table-cell table:style-name="Tabelle2.B2" office:value-type="string">
            <text:p text:style-name="P3"><text:span text:style-name="T1">□ nein</text:span></text:p>
            <text:p text:style-name="P3"><text:span text:style-name="T1">□ ja, Mail-Adresse: ______________________________________</text:span></text:p>
            <text:p text:style-name="P8"><text:span text:style-name="T1"><text:s text:c="3"/>(bitte in Druckschrift ausfüllen)</text:span></text:p>
          </table:table-cell>
        </table:table-row>
      </table:table>
      <text:p text:style-name="Standard"/>
      <text:p text:style-name="P4">(Mit dem Ausfüllen der Umfrage nimmst Du automatisch an der Verlosung teil. Die Verlosung findet gegen 17:15 Uhr statt. Gewinnen kann nur, wer während der Verlosung anwesend ist.)</text:p>
      <text:p text:style-name="P4"/>
      <text:p text:style-name="P5"/>
      <text:p text:style-name="P4"/>
      <text:p text:style-name="P4"/>
      <text:p text:style-name="P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">Name, Vorname</text:p>
          </table:table-cell>
          <table:table-cell table:style-name="Tabelle3.B1" office:value-type="string">
            <text:p text:style-name="P3"/>
            <text:p text:style-name="P3">______________________________________________________</text:p>
          </table:table-cell>
        </table:table-row>
        <table:table-row>
          <table:table-cell table:style-name="Tabelle3.A2" office:value-type="string">
            <text:p text:style-name="P3">Wie schätzt du Deine Linux-Erfahrung ein?</text:p>
          </table:table-cell>
          <table:table-cell table:style-name="Tabelle3.B2" office:value-type="string">
            <text:p text:style-name="P3"><text:span text:style-name="T1">□ Neuling <text:s/>□ Anwender <text:s/>□ langjähriger Nutzer <text:s/>□ Entwickler</text:span></text:p>
          </table:table-cell>
        </table:table-row>
        <table:table-row>
          <table:table-cell table:style-name="Tabelle3.A3" office:value-type="string">
            <text:p text:style-name="P3">Wie bist Du auf den Augsburger</text:p>
            <text:p text:style-name="P3">Linux Infotag aufmerksam geworden?</text:p>
          </table:table-cell>
          <table:table-cell table:style-name="Tabelle3.B2" office:value-type="string">
            <text:p text:style-name="P3"><text:span text:style-name="T1">□</text:span><text:span text:style-name="T3"> Soziale Netzwerke (Facebook, Twitter...)</text:span></text:p>
            <text:p text:style-name="P3"><text:span text:style-name="T1">□</text:span><text:span text:style-name="T3"> Internetportale, Nachrichtenticker</text:span></text:p>
            <text:p text:style-name="P3"><text:span text:style-name="T1">□</text:span><text:span text:style-name="T3"> LUGA-Seite</text:span></text:p>
            <text:p text:style-name="P3"><text:span text:style-name="T1">□</text:span><text:span text:style-name="T3"> Bekannte, Freunde</text:span></text:p>
            <text:p text:style-name="P3"><text:span text:style-name="T1">□</text:span><text:span text:style-name="T3"> Printmedien (Zeitung...)</text:span></text:p>
            <text:p text:style-name="P3"><text:span text:style-name="T1">□</text:span><text:span text:style-name="T3"> Flyer</text:span></text:p>
            <text:p text:style-name="P3"><text:span text:style-name="T1">□</text:span><text:span text:style-name="T3"> Sonstiges:____________________________________________</text:span></text:p>
          </table:table-cell>
        </table:table-row>
        <table:table-row>
          <table:table-cell table:style-name="Tabelle3.A2" office:value-type="string">
            <text:p text:style-name="P3">Wie gefällt Dir der Linux Infotag?</text:p>
          </table:table-cell>
          <table:table-cell table:style-name="Tabelle3.B2" office:value-type="string">
            <text:p text:style-name="P3"><text:span text:style-name="T1">□</text:span><text:span text:style-name="T3"> sehr gut <text:s/></text:span><text:span text:style-name="T1">□ gut <text:s/>□ mäßig <text:s/>□ schlecht <text:s/>□ sehr schlecht</text:span></text:p>
          </table:table-cell>
        </table:table-row>
        <table:table-row>
          <table:table-cell table:style-name="Tabelle3.A2" office:value-type="string">
            <text:p text:style-name="P3">Was können wir besser machen?</text:p>
          </table:table-cell>
          <table:table-cell table:style-name="Tabelle3.B2" office:value-type="string">
            <text:p text:style-name="P1"><text:span text:style-name="T4">Vorträge: <text:s text:c="4"/>□ mehr </text:span><text:span text:style-name="T5"><text:s text:c="2"/></text:span><text:span text:style-name="T4">□</text:span><text:span text:style-name="T5"> genauso viele <text:s/></text:span><text:span text:style-name="T4">□</text:span><text:span text:style-name="T5"> weniger</text:span></text:p>
            <text:p text:style-name="P1"><text:span text:style-name="T5"><text:s text:c="20"/></text:span><text:span text:style-name="T1">□ länger □ genauso lang <text:s text:c="2"/>□ kürzer</text:span></text:p>
            <text:p text:style-name="P1"><text:span text:style-name="T5">Stände: <text:s text:c="7"/></text:span><text:span text:style-name="T4">□ mehr <text:s/></text:span><text:span text:style-name="T5"><text:s/></text:span><text:span text:style-name="T4">□</text:span><text:span text:style-name="T5"> genauso viele <text:s/></text:span><text:span text:style-name="T4">□</text:span><text:span text:style-name="T5"> weniger</text:span></text:p>
            <text:p text:style-name="P1"><text:span text:style-name="T5">Workshops: </text:span><text:span text:style-name="T4">□ mehr </text:span><text:span text:style-name="T5"><text:s text:c="2"/></text:span><text:span text:style-name="T4">□</text:span><text:span text:style-name="T5"> genauso viele <text:s/></text:span><text:span text:style-name="T4">□</text:span><text:span text:style-name="T5"> weniger</text:span></text:p>
            <text:p text:style-name="P1"><text:span text:style-name="T5">Ausrichtung: </text:span><text:span text:style-name="T4">□ Anwender <text:s/>□ Entwickler <text:s/>□ Einsteiger</text:span></text:p>
            <text:p text:style-name="P1"/>
            <text:p text:style-name="P2"><text:soft-page-break/>Kritik: ________________________________________________</text:p>
            <text:p text:style-name="P2"/>
            <text:p text:style-name="P2">______________________________________________________</text:p>
          </table:table-cell>
        </table:table-row>
        <table:table-row>
          <table:table-cell table:style-name="Tabelle3.A2" office:value-type="string">
            <text:p text:style-name="P3">Organisation und Ablauf wirken...</text:p>
          </table:table-cell>
          <table:table-cell table:style-name="Tabelle3.B2" office:value-type="string">
            <text:p text:style-name="P1"><text:span text:style-name="T1">□ gut und strukturiert <text:s/>□ manchmal improvisiert <text:s/>□ chaotisch</text:span></text:p>
          </table:table-cell>
        </table:table-row>
        <table:table-row>
          <table:table-cell table:style-name="Tabelle3.A2" office:value-type="string">
            <text:p text:style-name="P3">Wie viele Vorträge besuchst Du?</text:p>
          </table:table-cell>
          <table:table-cell table:style-name="Tabelle3.B2" office:value-type="string">
            <text:p text:style-name="P1"><text:span text:style-name="T1">□ 1 <text:s/>□ 2 <text:s/>□ 3 <text:s/>□ 4 <text:s/>□ 5 <text:s/>□ 6</text:span></text:p>
          </table:table-cell>
        </table:table-row>
        <table:table-row>
          <table:table-cell table:style-name="Tabelle3.A2" office:value-type="string">
            <text:p text:style-name="P3">Wann besuchst du den Linux Infotag?</text:p>
          </table:table-cell>
          <table:table-cell table:style-name="Tabelle3.B2" office:value-type="string">
            <text:p text:style-name="P1"><text:span text:style-name="T1">□ vor der Mittagspause <text:s/>□ Nachmittags <text:s/>□ ganztätig</text:span></text:p>
          </table:table-cell>
        </table:table-row>
        <table:table-row>
          <table:table-cell table:style-name="Tabelle3.A2" office:value-type="string">
            <text:p text:style-name="P3">Willst Du über zukünftige Linux Infotage per Mail informiert werden?</text:p>
            <text:p text:style-name="P3">(ca. 3 Mails pro Jahr)</text:p>
          </table:table-cell>
          <table:table-cell table:style-name="Tabelle3.B2" office:value-type="string">
            <text:p text:style-name="P3"><text:span text:style-name="T1">□ nein</text:span></text:p>
            <text:p text:style-name="P3"><text:span text:style-name="T1">□ ja: Mail-Adresse: ______________________________________</text:span></text:p>
          </table:table-cell>
        </table:table-row>
      </table:table>
      <text:p text:style-name="P4"/>
      <text:p text:style-name="P4">(Mit dem Ausfüllen der Umfrage nimmst Du automatisch an der Verlosung teil. Die Verlosung findet gegen 17:15 Uhr statt. Gewinnen kann nur, wer während der Verlosung anwesend ist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26T00:28:59</meta:creation-date>
    <dc:date>2015-03-26T17:15:51.777375440</dc:date>
    <meta:editing-duration>PT9M42S</meta:editing-duration>
    <meta:editing-cycles>4</meta:editing-cycles>
    <meta:generator>LibreOffice/4.2.7.2$Linux_X86_64 LibreOffice_project/420m0$Build-2</meta:generator>
    <meta:document-statistic meta:table-count="2" meta:image-count="0" meta:object-count="0" meta:page-count="2" meta:paragraph-count="73" meta:word-count="471" meta:character-count="3291" meta:non-whitespace-character-count="2721"/>
  </office:meta>
</office:document-meta>
</file>